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sAnnotationFilter.matches( String annotatio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ckagesAnnotationFilter.equals( @ Nullable Object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ckagesAnnotationFil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agesAnnotationFilt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sAnnotationFilter.PackagesAnnotationFilter( String ... packa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